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Plan 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6">15/02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3">VBooks Project Plan <text:s text:c="2"/>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Pavan Reddy, Sateesh T, Sarat, Shahid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4621042631" text:style-name="L1">
              <text:list-item>
                <text:p text:style-name="P4">Create Vbooks Project Plan document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1725068983" text:style-name="L2">
              <text:list-item>
                <text:p text:style-name="P5">Create Vbooks Project Plan document (Sateesh T).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All the <text:s/>invitees have attended the meeting on <text:span text:style-name="T4">Vbooks Project 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32:08</dc:date>
    <dc:creator>jaipal </dc:creator>
    <meta:editing-duration>PT1H40M38S</meta:editing-duration>
    <meta:editing-cycles>119</meta:editing-cycles>
    <meta:document-statistic meta:table-count="1" meta:image-count="1" meta:object-count="0" meta:page-count="1" meta:paragraph-count="19" meta:word-count="64" meta:character-count="423" meta:non-whitespace-character-count="363"/>
  </office:meta>
</office:document-meta>
</file>